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1A2300004F1D00003B56CB9C1C76.wmf" manifest:media-type=""/>
  <manifest:file-entry manifest:full-path="Pictures/2000000200000215000001289D4A4D31.eps" manifest:media-type=""/>
  <manifest:file-entry manifest:full-path="Pictures/2000000200000240000001B0D78365A4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4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46cm" svg:height="2.285cm" svg:x="2.994cm" svg:y="1.257cm">
          <draw:image xlink:href="Pictures/20001A2300004F1D00003B56CB9C1C76.wmf" xlink:type="simple" xlink:show="embed" xlink:actuate="onLoad">
            <text:p/>
          </draw:image>
        </draw:frame>
        <draw:frame draw:style-name="gr2" draw:text-style-name="P3" xml:id="id1" draw:id="id1" draw:layer="layout" svg:width="2.873cm" svg:height="1.586cm" svg:x="0.336cm" svg:y="0.324cm">
          <draw:text-box>
            <text:p text:style-name="P2"><text:span text:style-name="T1">ایمپلیفائر کے خطی حدود</text:span></text:p>
            <text:p text:style-name="P2"><text:span text:style-name="T1"><text:s/></text:span><text:span text:style-name="T1">کے اندر خارجی اشارہ</text:span></text:p>
            <text:p text:style-name="P2"><text:span text:style-name="T1"><text:s/></text:span><text:span text:style-name="T1">شکل برقرار رکھتا ہے</text:span></text:p>
          </draw:text-box>
        </draw:frame>
        <draw:custom-shape draw:style-name="gr3" draw:text-style-name="P4" xml:id="id2" draw:id="id2" draw:layer="layout" svg:width="0.322cm" svg:height="0.877cm" draw:transform="rotate (1.5707963267946) translate (3.382cm 1.39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3" xml:id="id3" draw:id="id3" draw:layer="layout" svg:width="3.042cm" svg:height="2.476cm" svg:x="5.588cm" svg:y="0.453cm">
          <draw:text-box>
            <text:p text:style-name="P2"><text:span text:style-name="T1">ایمپلیفائر کے خطی حدود</text:span></text:p>
            <text:p text:style-name="P2"><text:span text:style-name="T1">سے تجاوز پر خارجی اشارہ</text:span></text:p>
            <text:p text:style-name="P2"><text:span text:style-name="T1"><text:s/></text:span><text:span text:style-name="T1">کٹ جاتا ہے۔اس عمل</text:span></text:p>
            <text:p text:style-name="P2"><text:span text:style-name="T1"><text:s/></text:span><text:span text:style-name="T1">کو ایمپلیفائر کا لبریز ہونا</text:span></text:p>
            <text:p text:style-name="P2"><text:span text:style-name="T1"><text:s/></text:span><text:span text:style-name="T1">کہتے ہیں</text:span></text:p>
          </draw:text-box>
        </draw:frame>
        <draw:connector draw:style-name="gr4" draw:text-style-name="P4" draw:layer="layout" draw:type="curve" draw:line-skew="-1.378cm 0.992cm" svg:x1="3.209cm" svg:y1="1.117cm" svg:x2="3.82cm" svg:y2="1.072cm" draw:start-shape="id1" draw:start-glue-point="1" draw:end-shape="id2" draw:end-glue-point="6" svg:d="m3209 1117c259 0 216-151 304-258s307-171 307 213">
          <text:p/>
        </draw:connector>
        <draw:custom-shape draw:style-name="gr3" draw:text-style-name="P4" xml:id="id4" draw:id="id4" draw:layer="layout" svg:width="0.322cm" svg:height="0.877cm" draw:transform="rotate (1.5707963267946) translate (4.403cm 1.44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4" draw:text-style-name="P4" draw:layer="layout" draw:type="curve" draw:line-skew="1.52cm 0.915cm" svg:x1="5.588cm" svg:y1="1.691cm" svg:x2="4.841cm" svg:y2="1.123cm" draw:start-shape="id3" draw:start-glue-point="3" draw:end-shape="id4" draw:end-glue-point="1" svg:d="m5588 1691c-250 0-208-412-332-649s-415-301-415 81">
          <text:p/>
        </draw:connector>
        <draw:frame draw:style-name="gr2" draw:text-style-name="P3" xml:id="id5" draw:id="id5" draw:layer="layout" svg:width="2.801cm" svg:height="1.141cm" svg:x="0.337cm" svg:y="2.299cm">
          <draw:text-box>
            <text:p text:style-name="P2"><text:span text:style-name="T1">خارجی اشارہ اس حد</text:span></text:p>
            <text:p text:style-name="P2"><text:span text:style-name="T1"><text:s/></text:span><text:span text:style-name="T1">سے تجاوز نہیں کر سکتا</text:span></text:p>
          </draw:text-box>
        </draw:frame>
        <draw:line draw:style-name="gr5" draw:text-style-name="P4" xml:id="id6" draw:id="id6" draw:layer="layout" svg:x1="4.582cm" svg:y1="3.162cm" svg:x2="3.872cm" svg:y2="3.162cm">
          <text:p/>
        </draw:line>
        <draw:connector draw:style-name="gr4" draw:text-style-name="P4" draw:layer="layout" draw:type="curve" svg:x1="3.138cm" svg:y1="2.869cm" svg:x2="3.872cm" svg:y2="3.162cm" draw:start-shape="id5" draw:start-glue-point="1" draw:end-shape="id6" draw:end-glue-point="3" svg:d="m3138 2869c490 0 734 97 734 293">
          <text:p/>
        </draw:connector>
      </draw:page>
      <draw:page draw:name="page2" draw:style-name="dp1" draw:master-page-name="Default">
        <draw:frame draw:style-name="gr1" draw:text-style-name="P1" draw:layer="layout" svg:width="8.321cm" svg:height="4.653cm" svg:x="0.271cm" svg:y="0.348cm">
          <draw:image xlink:href="Pictures/2000000200000215000001289D4A4D31.eps" xlink:type="simple" xlink:show="embed" xlink:actuate="onLoad">
            <text:p/>
          </draw:image>
        </draw:frame>
        <draw:frame draw:style-name="gr6" draw:layer="layout" svg:width="0.408cm" svg:height="0.355cm" svg:x="7.863cm" svg:y="1.43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0.424cm" svg:height="0.356cm" svg:x="5.403cm" svg:y="1.4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0.468cm" svg:height="0.47cm" svg:x="7.853cm" svg:y="0.94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0.538cm" svg:height="0.47cm" svg:x="7.779cm" svg:y="1.72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5.033cm" svg:height="4.158cm" svg:x="0.311cm" svg:y="0.376cm">
          <draw:image xlink:href="Pictures/2000000200000240000001B0D78365A4.eps" xlink:type="simple" xlink:show="embed" xlink:actuate="onLoad">
            <text:p/>
          </draw:image>
        </draw:frame>
        <draw:frame draw:style-name="gr6" draw:layer="layout" svg:width="0.424cm" svg:height="0.356cm" svg:x="0.463cm" svg:y="1.41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layer="layout" svg:width="0.408cm" svg:height="0.355cm" svg:x="0.491cm" svg:y="2.973cm"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5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6/content.xml><?xml version="1.0" encoding="utf-8"?>
<math xmlns="http://www.w3.org/1998/Math/MathML">
  <semantics>
    <msub>
      <mi>v</mi>
      <mi>I</mi>
    </msub>
    <annotation encoding="StarMath 5.0">v_I</annotation>
  </semantics>
</math>
</file>

<file path=Object 7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8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

<file path=Object 9/content.xml><?xml version="1.0" encoding="utf-8"?>
<math xmlns="http://www.w3.org/1998/Math/MathML">
  <semantics>
    <msub>
      <mi>v</mi>
      <mi>I</mi>
    </msub>
    <annotation encoding="StarMath 5.0">v_I</annotation>
  </semantics>
</math>
</file>